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02mm"/>
    </style:style>
    <style:style style:name="co2" style:family="table-column">
      <style:table-column-properties fo:break-before="auto" style:column-width="261.96mm"/>
    </style:style>
    <style:style style:name="co3" style:family="table-column">
      <style:table-column-properties fo:break-before="auto" style:column-width="15.22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17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18.79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6.88mm" fo:break-before="auto" style:use-optimal-row-height="false"/>
    </style:style>
    <style:style style:name="ro5" style:family="table-row">
      <style:table-row-properties style:row-height="5.26mm" fo:break-before="auto" style:use-optimal-row-height="false"/>
    </style:style>
    <style:style style:name="ro6" style:family="table-row">
      <style:table-row-properties style:row-height="8.94mm" fo:break-before="auto" style:use-optimal-row-height="true"/>
    </style:style>
    <style:style style:name="ro7" style:family="table-row">
      <style:table-row-properties style:row-height="2.63mm" fo:break-before="auto" style:use-optimal-row-height="false"/>
    </style:style>
    <style:style style:name="ro8" style:family="table-row">
      <style:table-row-properties style:row-height="22.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21.8mm" fo:break-before="auto" style:use-optimal-row-height="false"/>
    </style:style>
    <style:style style:name="ro11" style:family="table-row">
      <style:table-row-properties style:row-height="11.84mm" fo:break-before="auto" style:use-optimal-row-height="false"/>
    </style:style>
    <style:style style:name="ta1" style:family="table" style:master-page-name="PageStyle_5f_Conteúdo">
      <style:table-properties table:display="true" style:writing-mode="lr-tb"/>
    </style:style>
    <style:style style:name="ta2" style:family="table" style:master-page-name="PageStyle_5f_Plan3">
      <style:table-properties table:display="false" style:writing-mode="lr-tb"/>
    </style:style>
    <style:style style:name="ta3" style:family="table" style:master-page-name="PageStyle_5f_Plan1">
      <style:table-properties table:display="false" style:writing-mode="lr-tb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1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8" style:family="table-cell" style:parent-style-name="Default">
      <style:table-cell-properties fo:background-color="#00a93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2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5c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3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7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99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0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1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0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5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ackground-color="#666666"/>
    </style:style>
    <style:style style:name="T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color="#ff0000"/>
    </style:style>
    <style:style style:name="T4" style:family="text">
      <style:text-properties fo:color="#ff0000"/>
    </style:style>
    <style:style style:name="T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1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11" style:family="text">
      <style:text-properties fo:color="#ffff38"/>
    </style:style>
    <style:style style:name="T12" style:family="text">
      <style:text-properties fo:color="#ffff38" fo:font-weight="bold" style:font-weight-asian="bold" style:font-weight-complex="bold"/>
    </style:style>
    <style:style style:name="T13" style:family="text">
      <style:text-properties fo:color="#ffff38" style:letter-kerning="true" fo:language="pt" fo:country="BR" style:language-asian="hi" style:country-asian="IN" style:font-name-asian="Mangal" style:font-size-asian="14pt" style:font-size-complex="14pt"/>
    </style:style>
    <style:style style:name="T14" style:family="text">
      <style:text-properties fo:color="#ffff38" style:letter-kerning="true" style:language-asian="hi" style:country-asian="IN" style:font-name-asian="Mangal" style:font-size-asian="14pt" style:font-size-complex="14pt"/>
    </style:style>
    <style:style style:name="T15" style:family="text">
      <style:text-properties fo:color="#ffff00"/>
    </style:style>
    <style:style style:name="T16" style:family="text">
      <style:text-properties fo:color="#ffff00" style:font-name="Mono"/>
    </style:style>
    <style:style style:name="T17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2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4" style:family="text">
      <style:text-properties fo:color="#ffff00" fo:font-weight="bold" style:font-weight-asian="bold" style:font-weight-complex="bold"/>
    </style:style>
    <style:style style:name="T25" style:family="text">
      <style:text-properties fo:color="#ffff00" fo:font-weight="normal" style:font-weight-asian="normal" style:font-weight-complex="normal"/>
    </style:style>
    <style:style style:name="T26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8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9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30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31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3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34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35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36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3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3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3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4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4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4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4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4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4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4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style:font-weight-asian="normal" style:font-weight-complex="normal" fo:color="#ffff00"/>
    </style:style>
    <style:style style:name="T51" style:family="text">
      <style:text-properties fo:font-weight="normal" style:font-weight-asian="normal" style:font-weight-complex="normal" fo:color="#ffff00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ce99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47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63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49"/>
          <table:table-cell table:style-name="ce63" office:value-type="string" calcext:value-type="string">
            <text:p>Anúncio remarcando provas publicado dia 30/08. (provavelmente serão questões do primeiro trimestre de 2020)</text:p>
          </table:table-cell>
          <table:table-cell table:style-name="ce77" office:value-type="string" calcext:value-type="string">
            <text:p>OK</text:p>
          </table:table-cell>
          <table:table-cell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64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Operação com conjuntos</text:p>
          </table:table-cell>
          <table:table-cell table:number-columns-repeated="2" table:style-name="ce7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 table:number-columns-spanned="1" table:number-rows-spanned="39">
            <text:p>ESPECÍFICOS</text:p>
          </table:table-cell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5">
          <table:covered-table-cell table:style-name="ce8"/>
          <table:table-cell table:style-name="ce67" office:value-type="string" calcext:value-type="string">
            <text:p>Programação estruturada<text:span text:style-name="T11"> (</text:span><text:span text:style-name="T13">Sequencial, </text:span><text:span text:style-name="T14">Condicionais e Iteraçõ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ularização <text:span text:style-name="T11">(funções e procedimentos: criados para que se tenha  organização, compreensão, manutenção, reus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coplamento entre módulos e coesão de módulos<text:span text:style-name="T11"> (o ideal é um sistema com</text:span><text:span text:style-name="T12"> Fraco Acoplamento</text:span><text:span text:style-name="T11"> e</text:span><text:span text:style-name="T12"> Alta Coesão</text:span><text:span text:style-name="T11"> para ter boa manutenibilidade)</text:span></text:p>
          </table:table-cell>
          <table:table-cell table:style-name="ce89" office:value-type="string" calcext:value-type="string">
            <text:p>OK</text:p>
          </table:table-cell>
          <table:table-cell table:style-name="ce10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Programação por eventos<text:span text:style-name="T15"> (mudança de estado, envio de mensagens ao manipular interfaces gráfica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6">
          <table:covered-table-cell table:style-name="ce8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, tratamento de exceção<text:span text:style-name="T15"> (throw, try catch, finally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X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DHTML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Javascript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#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8" office:value-type="string" calcext:value-type="string">
            <text:p>PHP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JSP<text:span text:style-name="T15"> (Java Server Pages)</text:span>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5" office:value-type="string" calcext:value-type="string">
            <text:p>Servlets </text:p>
          </table:table-cell>
          <table:table-cell table:number-columns-repeated="2" table:style-name="ce8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ASP.Net <text:span text:style-name="T15">(Active Server Pages)</text:span></text:p>
          </table:table-cell>
          <table:table-cell table:style-name="ce89" office:value-type="string" calcext:value-type="string">
            <text:p>OK</text:p>
          </table:table-cell>
          <table:table-cell table:style-name="ce113" office:value-type="string" calcext:value-type="string">
            <text:p>OK</text:p>
          </table:table-cell>
          <table:table-cell table:number-columns-repeated="1020"/>
        </table:table-row>
        <table:table-row table:style-name="ro7">
          <table:covered-table-cell table:style-name="ce8"/>
          <table:table-cell table:style-name="ce19" table:number-columns-repeated="2"/>
          <table:table-cell table:style-name="ce114"/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95" office:value-type="string" calcext:value-type="string">
            <text:p>OK</text:p>
          </table:table-cell>
          <table:table-cell table:style-name="ce9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number-columns-repeated="2"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96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68" office:value-type="string" calcext:value-type="string">
            <text:p>Linguagem SQL: Linguagem de definição de dados (DDL), Linguagem de manipulação de dados (DML)</text:p>
          </table:table-cell>
          <table:table-cell table:style-name="ce97" office:value-type="string" calcext:value-type="string">
            <text:p>OK</text:p>
          </table:table-cell>
          <table:table-cell table:style-name="ce95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8">
          <table:covered-table-cell table:style-name="ce8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number-columns-repeated="2" table:style-name="ce9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19" table:number-columns-spanned="3" table:number-rows-spanned="1"/>
          <table:covered-table-cell table:number-columns-repeated="2" table:style-name="ce19"/>
          <table:table-cell table:number-columns-repeated="1020"/>
        </table:table-row>
        <table:table-row table:style-name="ro3">
          <table:covered-table-cell table:style-name="ce8"/>
          <table:table-cell table:style-name="ce72" office:value-type="string" calcext:value-type="string">
            <text:p>Se sobrar tempo, veja: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Scrum, XP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rquiteturas de componentes: Microsoft COM, .Net, J2EE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AJAX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 table:style-name="ce8"/>
          <table:table-cell table:style-name="ce73" office:value-type="string" calcext:value-type="string">
            <text:p>CSS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covered-table-cell table:style-name="ce8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Web services usando REST, SOAP e WebApi: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Procedimentos armazenados ("Stored Procedures") 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98" office:value-type="string" calcext:value-type="string">
            <text:p>OK</text:p>
          </table:table-cell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>
          <table:table-cell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98"/>
          <table:table-cell table:style-name="ce115" office:value-type="string" calcext:value-type="string">
            <text:p>Falta</text:p>
          </table:table-cell>
          <table:table-cell table:number-columns-repeated="1020"/>
        </table:table-row>
        <table:table-row table:style-name="ro3" table:number-rows-repeated="104850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emae.C2:Semae.C31 Semae.D2:Semae.D23 Semae.D26:Semae.D31">
            <calcext:condition calcext:apply-style-name="ConditionalStyle_18" calcext:value="contains-text(&quot;Ok&quot;)" calcext:base-cell-address="Semae.C2"/>
          </calcext:conditional-format>
          <calcext:conditional-format calcext:target-range-address="Semae.C2:Semae.C31 Semae.D2:Semae.D23 Semae.D26:Semae.D31">
            <calcext:condition calcext:apply-style-name="ConditionalStyle_17" calcext:value="contains-text(&quot;Falta&quot;)" calcext:base-cell-address="Semae.C2"/>
          </calcext:conditional-format>
          <calcext:conditional-format calcext:target-range-address="Semae.C32:Semae.D50 Semae.D24:Semae.D25">
            <calcext:condition calcext:apply-style-name="ConditionalStyle_16" calcext:value="contains-text(&quot;Ok&quot;)" calcext:base-cell-address="Semae.C24"/>
          </calcext:conditional-format>
          <calcext:conditional-format calcext:target-range-address="Semae.C32:Semae.D50 Semae.D24:Semae.D25">
            <calcext:condition calcext:apply-style-name="ConditionalStyle_15" calcext:value="contains-text(&quot;Falta&quot;)" calcext:base-cell-address="Semae.C24"/>
          </calcext:conditional-format>
          <calcext:conditional-format calcext:target-range-address="Semae.D37:Semae.D37">
            <calcext:condition calcext:apply-style-name="ConditionalStyle_12" calcext:value="contains-text(&quot;Ok&quot;)" calcext:base-cell-address="Semae.D37"/>
          </calcext:conditional-format>
          <calcext:conditional-format calcext:target-range-address="Semae.D37:Semae.D37">
            <calcext:condition calcext:apply-style-name="ConditionalStyle_11" calcext:value="contains-text(&quot;Falta&quot;)" calcext:base-cell-address="Semae.D37"/>
          </calcext:conditional-format>
          <calcext:conditional-format calcext:target-range-address="Semae.C52:Semae.C59 Semae.D50:Semae.D60">
            <calcext:condition calcext:apply-style-name="ConditionalStyle_6" calcext:value="contains-text(&quot;Ok&quot;)" calcext:base-cell-address="Semae.C50"/>
          </calcext:conditional-format>
          <calcext:conditional-format calcext:target-range-address="Semae.C52:Semae.C59 Semae.D50:Semae.D60">
            <calcext:condition calcext:apply-style-name="ConditionalStyle_5" calcext:value="contains-text(&quot;Falta&quot;)" calcext:base-cell-address="Semae.C50"/>
          </calcext:conditional-format>
          <calcext:conditional-format calcext:target-range-address="Semae.C59:Semae.C63 Semae.D61:Semae.D63">
            <calcext:condition calcext:apply-style-name="ConditionalStyle_4" calcext:value="contains-text(&quot;Ok&quot;)" calcext:base-cell-address="Semae.C59"/>
          </calcext:conditional-format>
          <calcext:conditional-format calcext:target-range-address="Semae.C59:Semae.C63 Semae.D61:Semae.D63">
            <calcext:condition calcext:apply-style-name="ConditionalStyle_3" calcext:value="contains-text(&quot;Falta&quot;)" calcext:base-cell-address="Semae.C59"/>
          </calcext:conditional-format>
          <calcext:conditional-format calcext:target-range-address="Semae.C65:Semae.D74">
            <calcext:condition calcext:apply-style-name="ConditionalStyle_2" calcext:value="contains-text(&quot;Ok&quot;)" calcext:base-cell-address="Semae.C65"/>
          </calcext:conditional-format>
          <calcext:conditional-format calcext:target-range-address="Semae.C65:Semae.D74">
            <calcext:condition calcext:apply-style-name="ConditionalStyle_1" calcext:value="contains-text(&quot;Falta&quot;)" calcext:base-cell-address="Semae.C65"/>
          </calcext:conditional-format>
        </calcext:conditional-formats>
      </table:table>
      <table:table table:name="Plan3" table:style-name="ta2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" table:style-name="ta3">
        <table:table-column table:style-name="co5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refeitura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6" table:default-cell-style-name="ce99"/>
        <table:table-column table:style-name="co7" table:default-cell-style-name="Default"/>
        <table:table-column table:style-name="co5" table:number-columns-repeated="1020" table:default-cell-style-name="Default"/>
        <table:table-row table:style-name="ro1">
          <table:table-cell table:style-name="ce37" office:value-type="string" calcext:value-type="string">
            <text:p>Matéria</text:p>
          </table:table-cell>
          <table:table-cell table:style-name="ce57" office:value-type="string" calcext:value-type="string">
            <text:p>Conteúdo</text:p>
          </table:table-cell>
          <table:table-cell table:style-name="ce74" office:value-type="string" calcext:value-type="string">
            <text:p>ESTUDO</text:p>
          </table:table-cell>
          <table:table-cell table:style-name="ce100" office:value-type="string" calcext:value-type="string">
            <text:p>REVISÃO</text:p>
          </table:table-cell>
          <table:table-cell table:style-name="ce57" table:number-columns-repeated="1020"/>
        </table:table-row>
        <table:table-row table:style-name="ro2">
          <table:table-cell table:style-name="ce2" office:value-type="string" calcext:value-type="string" table:number-columns-spanned="1" table:number-rows-spanned="9">
            <text:p>LÍNGUA PORTUGUESA</text:p>
          </table:table-cell>
          <table:table-cell table:style-name="ce58" office:value-type="string" calcext:value-type="string">
            <text:p>1 Leitura e interpretação de <text:span text:style-name="T2">diversos</text:span><text:span text:style-name="T3"> tipos de textos</text:span><text:span text:style-name="T4"> </text:span>(literários e não literários).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2 Sinônimos e antônimos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3 Sentido próprio e figurado das palavras<text:span text:style-name="T4"> (denotativo ou conotativo)</text:span>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4 Pontuação <text:span text:style-name="T4">(Quando usar e não usar a vírgula)</text:span>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5 Classes de palavras. 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6 Concordância nominal e verbal.<text:span text:style-name="T4"> (flexão de gênero, número e/ou pessoa)</text:span>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<text:span text:style-name="T5">7 Regências nominal  e verbal. </text:span><text:span text:style-name="T6">(uso de preposições / </text:span><text:span text:style-name="T4">VTD ou VTI)</text:span>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58" office:value-type="string" calcext:value-type="string">
            <text:p>8  Colocação pronominal<text:span text:style-name="T4"> (próclise, ênclise e mesóclise)</text:span>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2"/>
          <table:table-cell table:style-name="ce61" office:value-type="string" calcext:value-type="string">
            <text:p>9 Crase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1" table:number-rows-spanned="13">
            <text:p>MATEMÁTICA</text:p>
          </table:table-cell>
          <table:table-cell table:style-name="ce62" office:value-type="string" calcext:value-type="string">
            <text:p>Adição, subtração, multiplicação, divisão, potenciação ou radiciação com números racionais.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Representações fracionária ou decimal.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Mínimo múltiplo comum (MMC)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Máximo divisor comum (MDC)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43"/>
          <table:table-cell table:style-name="ce62" office:value-type="string" calcext:value-type="string">
            <text:p>Porcentagem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azão e proporção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gra de três simples ou composta 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Sistema de equações do 1º grau 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Equações do 2º 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Grandezas e medidas – quantidade, tempo, comprimento, superfície, capacidade e massa 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Relação entre grandezas – tabela ou gráfico 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43"/>
          <table:table-cell table:style-name="ce62" office:value-type="string" calcext:value-type="string">
            <text:p>Tratamento da informação – média aritmética simples </text:p>
          </table:table-cell>
          <table:table-cell table:style-name="ce53" table:number-columns-repeated="2"/>
          <table:table-cell table:number-columns-repeated="1020"/>
        </table:table-row>
        <table:table-row table:style-name="ro4">
          <table:covered-table-cell table:style-name="ce3"/>
          <table:table-cell table:style-name="ce62" office:value-type="string" calcext:value-type="string">
            <text:p>Noções de Geometria – forma, ângulos, área, perímetro, volume, Teoremas de Pitágoras ou de Tales 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table-cell table:style-name="ce36" office:value-type="string" calcext:value-type="string" table:number-columns-spanned="1" table:number-rows-spanned="2">
            <text:p><text:span text:style-name="T1">ATUALIDADES</text:span></text:p>
            <text:p/>
          </table:table-cell>
          <table:table-cell table:style-name="ce42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covered-table-cell table:style-name="ce38"/>
          <table:table-cell table:style-name="ce42" office:value-type="string" calcext:value-type="string">
            <text:p>Anúncio remarcando provas publicado dia 30/08. (provavelmente serão questões do primeiro trimestre de 2020)</text:p>
          </table:table-cell>
          <table:table-cell table:style-name="ce48"/>
          <table:table-cell table:style-name="ce59"/>
          <table:table-cell table:style-name="ce71" table:number-columns-repeated="1020"/>
        </table:table-row>
        <table:table-row table:style-name="ro3">
          <table:table-cell table:style-name="ce7" office:value-type="string" calcext:value-type="string" table:number-columns-spanned="1" table:number-rows-spanned="6">
            <text:p>RACIOCÍNIO LÓGICO</text:p>
          </table:table-cell>
          <table:table-cell table:style-name="ce44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Estruturas lógicas </text:p>
          </table:table-cell>
          <table:table-cell table:style-name="ce53" table:number-columns-repeated="2"/>
          <table:table-cell table:number-columns-repeated="1020"/>
        </table:table-row>
        <table:table-row table:style-name="ro3">
          <table:covered-table-cell table:style-name="ce7"/>
          <table:table-cell table:style-name="ce64" office:value-type="string" calcext:value-type="string">
            <text:p>lógicas de argumentação 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Diagramas lógicos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64" office:value-type="string" calcext:value-type="string">
            <text:p>Sequências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covered-table-cell table:style-name="ce7"/>
          <table:table-cell table:style-name="ce44" office:value-type="string" calcext:value-type="string">
            <text:p>Operação com conjuntos</text:p>
          </table:table-cell>
          <table:table-cell table:style-name="ce53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7">Algoritmos e estruturas de dados e objetos</text:span><text:span text:style-name="T8"> (</text:span><text:span text:style-name="T9">listas</text:span><text:span text:style-name="T10">: fila, </text:span><text:span text:style-name="T8">pilha, lista encadeada circular – </text:span><text:span text:style-name="T9">árvore</text:span><text:span text:style-name="T8">, </text:span><text:span text:style-name="T9">hashtables</text:span><text:span text:style-name="T8">, </text:span><text:span text:style-name="T9">grafos</text:span><text:span text:style-name="T10">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Tipos de dados: elementares e estruturados<text:span text:style-name="T11"> (int, float, char, boolean – string, objeto, música, imagens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Estruturas de controle de fluxo: <text:span text:style-name="T12">Condicionais</text:span><text:span text:style-name="T11">(também chamadas de Estruturas de Seleção IF ELSE, SWITCH CASE) e de </text:span><text:span text:style-name="T12">Repetição</text:span><text:span text:style-name="T11">(WHILE, DO-WHILE, FOR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45">Programação estruturada</text:span><text:span text:style-name="T46"> (</text:span><text:span text:style-name="T47">Sequencial, Condicionais e Iterações) + </text:span><text:span text:style-name="T48">(funções e procedimentos: criados para organização, compreensão, manutenção, reuso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49">Modularização </text:span><text:span text:style-name="T50">(D</text:span><text:span text:style-name="T51">ividir o sistema em partes [classes, funções]. Facilita a detecção de erros, manutenção e reutilização do código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7">Acoplamento entre módulos e coesão de módulos</text:span><text:span text:style-name="T8"> (o ideal é um sistema com</text:span><text:span text:style-name="T9"> Alta Coesão </text:span><text:span text:style-name="T10">e </text:span><text:span text:style-name="T12">Fraco Acoplamento</text:span><text:span text:style-name="T11"> para ter boa manutenibilidade)</text:span></text:p>
          </table:table-cell>
          <table:table-cell table:style-name="ce66" office:value-type="string" calcext:value-type="string">
            <text:p>OK</text:p>
          </table:table-cell>
          <table:table-cell table:style-name="ce79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Procedimentos e sub-rotinas <text:span text:style-name="T15"> (palavras-chave: </text:span><text:span text:style-name="T16">void</text:span><text:span text:style-name="T15"> / </text:span><text:span text:style-name="T16">return</text:span><text:span text:style-name="T15">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Chamadas por referência<text:span text:style-name="T11"> (aponta para o endereço de memória ‘&amp;’)</text:span> e valor <text:span text:style-name="T11">(só copia o dado para o parâmetro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Programação por eventos<text:span text:style-name="T15"> (disparo de ações na mudança de estado, envio de mensagens ao manipular interfaces gráficas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17">Programação orientada a objetos, classes, objetos, métodos, mensagens, herança, polimorfismo, sobrecarga,</text:span> interfaces e pacotes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<text:span text:style-name="T17">tratamento de exceção</text:span><text:span text:style-name="T18"> (throw, try catch, finally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HTML 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XML 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Javascript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PHP <text:span text:style-name="T15">(linguagem interpretada [não-compilada], dinâmica pois não exige declarar a variável antes de usá-la, e fracamente tipada: não exige declarar o tipo)</text:span>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DHTML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C#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JSP (Java Server Pages)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Servlets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ASP.Net (Active Server Pages)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54" office:value-type="string" calcext:value-type="string">
            <text:p>Arquiteturas de componentes: Microsoft COM, .Net, J2EE.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PL/SQL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AJAX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CSS </text:p>
          </table:table-cell>
          <table:table-cell table:style-name="ce66"/>
          <table:table-cell table:style-name="ce80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Programação Web: conceitos fundamentais, persistência, camadas e design patterns. </text:p>
          </table:table-cell>
          <table:table-cell table:style-name="ce66" office:value-type="string" calcext:value-type="string">
            <text:p>OK</text:p>
          </table:table-cell>
          <table:table-cell table:style-name="ce66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Web services usando REST, SOAP e WebApi: ModelagemUML e E-R</text:p>
          </table:table-cell>
          <table:table-cell table:style-name="ce66" table:number-columns-repeated="2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Noções sobre metodologias<text:span text:style-name="T24">(Agile)</text:span> de análise, projeto e desenvolvimento de sistemas (<text:span text:style-name="T4">Scrum, XP</text:span>), tecnologias web, frameworks de desenvolvimento </text:p>
          </table:table-cell>
          <table:table-cell table:style-name="ce6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17">Modelagem UML </text:span><text:span text:style-name="T18">(diagramas </text:span><text:span text:style-name="T19">estruturais</text:span><text:span text:style-name="T20"> e </text:span><text:span text:style-name="T19">comportamentais</text:span><text:span text:style-name="T20">)</text:span><text:span text:style-name="T21"> e E-R</text:span><text:span text:style-name="T22"> (entidade forte ou fraca, cardinalidade dos relacionamentos)</text:span>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Banco de Dados: Conceitos de BD <text:span text:style-name="T15">(hierárquico, rede, relacional e OO)</text:span> e de SGBD, arquitetura de SGBD, Funções básicas de SGBD 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5">Modelagem de Dados </text:span><text:span text:style-name="T23"> (</text:span><text:span text:style-name="T18">tipos de modelos: </text:span>Modelo Conceitual<text:span text:style-name="T15">(DER)</text:span>, Modelo Lógico<text:span text:style-name="T15">(ficha da entidade)</text:span>, Modelo Físico<text:span text:style-name="T15">(identificação com tipos e restrições)</text:span> 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<text:span text:style-name="T17">Modelo entidade relacionamento</text:span><text:span text:style-name="T18"> (MER e sua representação gráfica: DER)</text:span>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Modelo relacional <text:span text:style-name="T15">(dados representados em </text:span><text:span text:style-name="T24">Tabelas</text:span><text:span text:style-name="T25">, [Entidade, atributo e relacionamento], </text:span><text:span text:style-name="T24">chaves primárias </text:span><text:span text:style-name="T25">e </text:span><text:span text:style-name="T24">estrangeiras)</text:span>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Restrições de integridade<text:span text:style-name="T15"> (Domínio, Referencial, Vazio, Chave ou Definida pelo Usuário)</text:span></text:p>
          </table:table-cell>
          <table:table-cell table:style-name="ce69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Normalização e dependência funcional <text:span text:style-name="T15">(reduzir a redundância de dados para aumentar a integridade e desempenho, 1ª forma normal exige atomicidade)</text:span></text:p>
          </table:table-cell>
          <table:table-cell table:style-name="ce69" table:number-columns-repeated="2"/>
          <table:table-cell table:number-columns-repeated="1020"/>
        </table:table-row>
        <table:table-row table:style-name="ro3">
          <table:table-cell table:style-name="ce50"/>
          <table:table-cell table:style-name="ce70" office:value-type="string" calcext:value-type="string">
            <text:p><text:span text:style-name="T26">Mapeamento E-R para relacional  </text:span><text:span text:style-name="T27">[</text:span><text:span text:style-name="T28">Entidade</text:span><text:span text:style-name="T29"> </text:span><text:span text:style-name="T30">→</text:span><text:span text:style-name="T29"> </text:span><text:span text:style-name="T31">Tabela]    [</text:span><text:span text:style-name="T28">Atributos</text:span><text:span text:style-name="T29"> </text:span><text:span text:style-name="T30">→</text:span><text:span text:style-name="T29"> </text:span><text:span text:style-name="T31">Colunas/campos]    [</text:span><text:span text:style-name="T28">Relacionamento</text:span><text:span text:style-name="T32"> </text:span><text:span text:style-name="T30">→ </text:span><text:span text:style-name="T32">Cardinalidade]</text:span><text:span text:style-name="T33">   </text:span><text:span text:style-name="T34"> </text:span><text:span text:style-name="T35">[Instância</text:span><text:span text:style-name="T36"> </text:span><text:span text:style-name="T37">→</text:span><text:span text:style-name="T38"> </text:span><text:span text:style-name="T39">Linhas/registros/tuplas]</text:span></text:p>
          </table:table-cell>
          <table:table-cell table:style-name="ce75"/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Álgebra relacional. </text:p>
          </table:table-cell>
          <table:table-cell table:style-name="ce75"/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Cálculo relacional </text:p>
          </table:table-cell>
          <table:table-cell table:style-name="ce75"/>
          <table:table-cell table:style-name="ce69"/>
          <table:table-cell table:number-columns-repeated="1020"/>
        </table:table-row>
        <table:table-row table:style-name="ro3">
          <table:table-cell table:style-name="ce50"/>
          <table:table-cell table:style-name="ce65" office:value-type="string" calcext:value-type="string">
            <text:p>Linguagem SQL: Linguagem de definição de dados (DDL), Linguagem de manipulação de dados (DML)</text:p>
          </table:table-cell>
          <table:table-cell table:style-name="ce76"/>
          <table:table-cell table:style-name="ce69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Conceito de transação<text:span text:style-name="T15"> (executada como tarefa única, seguindo os princípios do ACID; cláusulas Commit, Rollback, begin-end transaction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65" office:value-type="string" calcext:value-type="string">
            <text:p>Integridade de dados, concorrência, recuperação, distribuição, replicação 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Procedimentos armazenados ("Stored Procedures") </text:p>
          </table:table-cell>
          <table:table-cell table:style-name="ce76" table:number-columns-repeated="2"/>
          <table:table-cell table:number-columns-repeated="1020"/>
        </table:table-row>
        <table:table-row table:style-name="ro3">
          <table:table-cell table:style-name="ce50"/>
          <table:table-cell table:style-name="ce73" office:value-type="string" calcext:value-type="string">
            <text:p>Gatilhos ("Triggers") <text:span text:style-name="T15">(stored procedure disparado por evento DML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10">
          <table:table-cell table:style-name="ce50"/>
          <table:table-cell table:style-name="ce65" office:value-type="string" calcext:value-type="string">
            <text:p><text:span text:style-name="T5">Sistemas Gerenciadores de Banco de Dados: tabelas, visões </text:span><text:span text:style-name="T18">(selects armazenados na memória cache)</text:span><text:span text:style-name="T5">, índices</text:span><text:span text:style-name="T18"> (resumo de grandes tabelas)</text:span><text:span text:style-name="T5">, sequências </text:span><text:span text:style-name="T18">(criam um valor para uma chave primária)</text:span><text:span text:style-name="T5">, sinônimos </text:span><text:span text:style-name="T18">(referencia outro esquema de um BD distribuído)</text:span><text:span text:style-name="T5">, restrições </text:span><text:span text:style-name="T18">(regras para garantir a integridade)</text:span><text:span text:style-name="T5">, dicionário de dados</text:span><text:span text:style-name="T18"> (documento de metadados sobre a estrutura do BD)</text:span><text:span text:style-name="T23">, restrições de integridade </text:span><text:span text:style-name="T18">(domínio, referencial, vazio, chave ou definida pelo usuário)</text:span><text:span text:style-name="T5">, constraints</text:span><text:span text:style-name="T18">(de </text:span><text:span text:style-name="T40">TIPOS, NOT NULL, UNIQUE, PK, FK, DEFAULT, CHECK</text:span><text:span text:style-name="T41">)</text:span><text:span text:style-name="T42">, tipos de dados </text:span><text:span text:style-name="T43">(</text:span><text:span text:style-name="T44">int</text:span><text:span text:style-name="T41">, </text:span><text:span text:style-name="T44">char</text:span><text:span text:style-name="T41">, </text:span><text:span text:style-name="T44">varchar</text:span><text:span text:style-name="T41">, </text:span><text:span text:style-name="T44">float</text:span><text:span text:style-name="T41">, </text:span><text:span text:style-name="T16">date</text:span><text:span text:style-name="T15">)</text:span>, SQL, PL/SQL. <text:span text:style-name="T15">(e seus parâmetros)</text:span></text:p>
          </table:table-cell>
          <table:table-cell table:style-name="ce76" table:number-columns-repeated="2"/>
          <table:table-cell table:number-columns-repeated="1020"/>
        </table:table-row>
        <table:table-row table:style-name="ro2">
          <table:table-cell table:style-name="ce50"/>
          <table:table-cell table:style-name="ce73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76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5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refeitura.C2:Prefeitura.C31 Prefeitura.D2:Prefeitura.D23 Prefeitura.D26:Prefeitura.D31">
            <calcext:condition calcext:apply-style-name="ConditionalStyle_18" calcext:value="contains-text(&quot;Ok&quot;)" calcext:base-cell-address="Prefeitura.C2"/>
          </calcext:conditional-format>
          <calcext:conditional-format calcext:target-range-address="Prefeitura.C2:Prefeitura.C31 Prefeitura.D2:Prefeitura.D23 Prefeitura.D26:Prefeitura.D31">
            <calcext:condition calcext:apply-style-name="ConditionalStyle_17" calcext:value="contains-text(&quot;Falta&quot;)" calcext:base-cell-address="Prefeitura.C2"/>
          </calcext:conditional-format>
          <calcext:conditional-format calcext:target-range-address="Prefeitura.C32:Prefeitura.D58 Prefeitura.D24:Prefeitura.D25">
            <calcext:condition calcext:apply-style-name="ConditionalStyle_16" calcext:value="contains-text(&quot;Ok&quot;)" calcext:base-cell-address="Prefeitura.C24"/>
          </calcext:conditional-format>
          <calcext:conditional-format calcext:target-range-address="Prefeitura.C32:Prefeitura.D58 Prefeitura.D24:Prefeitura.D25">
            <calcext:condition calcext:apply-style-name="ConditionalStyle_15" calcext:value="contains-text(&quot;Falta&quot;)" calcext:base-cell-address="Prefeitura.C24"/>
          </calcext:conditional-format>
          <calcext:conditional-format calcext:target-range-address="Prefeitura.D37:Prefeitura.D37">
            <calcext:condition calcext:apply-style-name="ConditionalStyle_12" calcext:value="contains-text(&quot;Ok&quot;)" calcext:base-cell-address="Prefeitura.D37"/>
          </calcext:conditional-format>
          <calcext:conditional-format calcext:target-range-address="Prefeitura.D37:Prefeitura.D37">
            <calcext:condition calcext:apply-style-name="ConditionalStyle_11" calcext:value="contains-text(&quot;Falta&quot;)" calcext:base-cell-address="Prefeitura.D37"/>
          </calcext:conditional-format>
          <calcext:conditional-format calcext:target-range-address="Prefeitura.D59:Prefeitura.D69 Prefeitura.C59:Prefeitura.C68 Prefeitura.D55:Prefeitura.D55">
            <calcext:condition calcext:apply-style-name="ConditionalStyle_6" calcext:value="contains-text(&quot;Ok&quot;)" calcext:base-cell-address="Prefeitura.C55"/>
          </calcext:conditional-format>
          <calcext:conditional-format calcext:target-range-address="Prefeitura.D59:Prefeitura.D69 Prefeitura.C59:Prefeitura.C68 Prefeitura.D55:Prefeitura.D55">
            <calcext:condition calcext:apply-style-name="ConditionalStyle_5" calcext:value="contains-text(&quot;Falta&quot;)" calcext:base-cell-address="Prefeitura.C55"/>
          </calcext:conditional-format>
          <calcext:conditional-format calcext:target-range-address="Prefeitura.C66:Prefeitura.C75 Prefeitura.D70:Prefeitura.D75">
            <calcext:condition calcext:apply-style-name="ConditionalStyle_4" calcext:value="contains-text(&quot;Ok&quot;)" calcext:base-cell-address="Prefeitura.C66"/>
          </calcext:conditional-format>
          <calcext:conditional-format calcext:target-range-address="Prefeitura.C66:Prefeitura.C75 Prefeitura.D70:Prefeitura.D75">
            <calcext:condition calcext:apply-style-name="ConditionalStyle_3" calcext:value="contains-text(&quot;Falta&quot;)" calcext:base-cell-address="Prefeitura.C6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MonO" svg:font-family="MonO" style:font-pitch="fixed"/>
    <style:font-face style:name="Mono" svg:font-family="Mono" style:font-pitch="fixed"/>
    <style:font-face style:name="Mangal" svg:font-family="Mangal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4" style:display-name="ConditionalStyle_14" style:family="table-cell" style:parent-style-name="Default">
      <style:table-cell-properties fo:background-color="#00b0f0"/>
    </style:style>
    <style:style style:name="ConditionalStyle_5f_13" style:display-name="ConditionalStyle_13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10" style:display-name="ConditionalStyle_10" style:family="table-cell" style:parent-style-name="Default">
      <style:table-cell-properties fo:background-color="#00b0f0"/>
    </style:style>
    <style:style style:name="ConditionalStyle_5f_9" style:display-name="ConditionalStyle_9" style:family="table-cell" style:parent-style-name="Default">
      <style:table-cell-properties fo:background-color="#ff0000"/>
    </style:style>
    <style:style style:name="ConditionalStyle_5f_8" style:display-name="ConditionalStyle_8" style:family="table-cell" style:parent-style-name="Default">
      <style:table-cell-properties fo:background-color="#00b0f0"/>
    </style:style>
    <style:style style:name="ConditionalStyle_5f_7" style:display-name="ConditionalStyle_7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00b0f0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21:27:05.97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údo" style:display-name="PageStyle_Conteú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meta:print-date>2015-04-13T22:24:15</meta:print-date>
    <meta:creation-date>2014-12-16T18:10:59</meta:creation-date>
    <dc:date>2022-09-13T23:04:35.490000000</dc:date>
    <meta:generator>LibreOffice/6.1.4.2$Windows_X86_64 LibreOffice_project/9d0f32d1f0b509096fd65e0d4bec26ddd1938fd3</meta:generator>
    <meta:editing-duration>P10DT12H30M19S</meta:editing-duration>
    <meta:editing-cycles>62</meta:editing-cycles>
    <meta:document-statistic meta:table-count="4" meta:cell-count="3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